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Source Code Pro" svg:font-family="'Source Code Pro', Monospaced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203079" officeooo:paragraph-rsid="00203079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203079" officeooo:paragraph-rsid="0020307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203079" officeooo:paragraph-rsid="00203079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Heading_20_1">
      <style:text-properties officeooo:rsid="001deb6a" officeooo:paragraph-rsid="001deb6a"/>
    </style:style>
    <style:style style:name="P10" style:family="paragraph" style:parent-style-name="Heading_20_1" style:master-page-name="First_20_Page">
      <style:paragraph-properties style:page-number="auto"/>
      <style:text-properties officeooo:rsid="00203079" officeooo:paragraph-rsid="00203079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3079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style:font-name="Arial1" fo:font-size="12pt" fo:font-style="normal" fo:font-weight="normal"/>
    </style:style>
    <style:style style:name="T9" style:family="text">
      <style:text-properties fo:font-size="12pt" fo:font-style="normal" fo:font-weight="normal"/>
    </style:style>
    <style:style style:name="T10" style:family="text">
      <style:text-properties fo:color="#ffffff" fo:background-color="#333333" loext:char-shading-value="0"/>
    </style:style>
    <style:style style:name="T11" style:family="text">
      <style:text-properties fo:color="#ffffff" style:font-name="Arial1" fo:font-size="12pt" fo:font-style="normal" fo:font-weight="normal" fo:background-color="#333333" loext:char-shading-value="0"/>
    </style:style>
    <style:style style:name="T12" style:family="text">
      <style:text-properties fo:color="#ffffff" style:font-name="Source Code Pro" fo:font-size="9.75pt" fo:font-style="normal" fo:font-weight="normal" fo:background-color="#333333" loext:char-shading-value="0"/>
    </style:style>
    <style:style style:name="T13" style:family="text">
      <style:text-properties fo:color="#ffa500" style:font-name="Source Code Pro" fo:font-size="9.75pt" fo:font-style="normal" fo:font-weight="bold" fo:background-color="#333333" loext:char-shading-value="0"/>
    </style:style>
    <style:style style:name="T14" style:family="text">
      <style:text-properties fo:color="#90ee90" style:font-name="Source Code Pro" fo:font-size="9.75pt" fo:font-style="normal" fo:font-weight="bold" fo:background-color="#333333" loext:char-shading-value="0"/>
    </style:style>
    <style:style style:name="T15" style:family="text">
      <style:text-properties fo:color="#ffff00" style:font-name="Source Code Pro" fo:font-size="9.75pt" fo:font-style="normal" fo:font-weight="normal" fo:background-color="#333333" loext:char-shading-value="0"/>
    </style:style>
    <style:style style:name="T16" style:family="text">
      <style:text-properties fo:color="#000080" fo:font-size="12pt" fo:font-style="normal" fo:font-weight="bold"/>
    </style:style>
    <style:style style:name="T17" style:family="text">
      <style:text-properties fo:color="#0000ff" fo:font-size="12pt" fo:font-style="normal" fo:font-weight="normal"/>
    </style:style>
    <style:style style:name="T18" style:family="text">
      <style:text-properties officeooo:rsid="002035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9375566" text:style-name="Outline">
        <text:list-item>
          <text:h text:style-name="P10" text:outline-level="1">gap</text:h>
        </text:list-item>
        <text:list-item>
          <text:h text:style-name="P9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0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8"/>
      <text:p text:style-name="P2">Pregunta</text:p>
      <text:p text:style-name="P3"><text:span text:style-name="T5">I have created a horizontal list in flutter and want to add a gap between the items. Is there an easy way to achive this?</text:span> </text:p>
      <text:p text:style-name="P4">***</text:p>
      <text:p text:style-name="P5">You have add padding around widget.</text:p>
      <text:p text:style-name="P6"/>
      <text:p text:style-name="P6">Example</text:p>
      <text:p text:style-name="P7"><text:span text:style-name="T10"> </text:span><text:span text:style-name="T13">new</text:span><text:span text:style-name="T11"> </text:span><text:span text:style-name="T14">Container</text:span><text:span text:style-name="T12">(</text:span><text:span text:style-name="T8"><text:line-break/></text:span><text:span text:style-name="T11">            </text:span><text:span text:style-name="T15">padding:</text:span><text:span text:style-name="T11"> </text:span><text:span text:style-name="T13">const</text:span><text:span text:style-name="T11"> </text:span><text:span text:style-name="T13">EdgeInsets</text:span><text:span text:style-name="T12">.fromLTRB(1.0, 2.0, 1.0, 1.0),</text:span><text:span text:style-name="T8"><text:line-break/></text:span><text:span text:style-name="T11">            </text:span><text:span text:style-name="T15">alignment:</text:span><text:span text:style-name="T11"> </text:span><text:span text:style-name="T12">Alignment.center,</text:span><text:span text:style-name="T8"><text:line-break/></text:span><text:span text:style-name="T11">          </text:span><text:span text:style-name="T12">),</text:span></text:p>
      <text:p text:style-name="P4"/>
      <text:p text:style-name="P4"/>
      <text:p text:style-name="P4">****</text:p>
      <text:p text:style-name="P4"><text:span text:style-name="T6"><text:line-break/>return new </text:span><text:span text:style-name="T7">Container(</text:span></text:p>
      <text:p text:style-name="P11"><text:s text:c="2"/><text:span text:style-name="T9">padding: </text:span><text:span text:style-name="T16">new </text:span><text:span text:style-name="T9">EdgeInsets.only(left: index != </text:span><text:span text:style-name="T17">0 </text:span><text:span text:style-name="T9">? </text:span><text:span text:style-name="T17">5.0 </text:span><text:span text:style-name="T9">: </text:span><text:span text:style-name="T17">0.0</text:span><text:span text:style-name="T9">),</text:span></text:p>
      <text:p text:style-name="P13"><text:s text:c="2"/><text:span text:style-name="T9">child: </text:span><text:span text:style-name="T16">new </text:span><text:span text:style-name="T9">RawMaterialButton(</text:span></text:p>
      <text:p text:style-name="P12">...</text:p>
      <text:p text:style-name="P12">but it feels a little bit strange... Wrapping something in a Widget to add some padding is not a problem to performace in Lists in Flutter?</text:p>
      <text:p text:style-name="Text_20_body"><text:span text:style-name="T18">*******************************************</text:span><text:line-break/><text:span text:style-name="T6"><text:line-break/>return new </text:span><text:span text:style-name="T7">Container(</text:span></text:p>
      <text:p text:style-name="P11"><text:s text:c="2"/><text:span text:style-name="T9">padding: </text:span><text:span text:style-name="T16">new </text:span><text:span text:style-name="T9">EdgeInsets.only(left: index != </text:span><text:span text:style-name="T17">0 </text:span><text:span text:style-name="T9">? </text:span><text:span text:style-name="T17">5.0 </text:span><text:span text:style-name="T9">: </text:span><text:span text:style-name="T17">0.0</text:span><text:span text:style-name="T9">),</text:span></text:p>
      <text:p text:style-name="P13"><text:s text:c="2"/><text:span text:style-name="T9">child: </text:span><text:span text:style-name="T16">new </text:span><text:span text:style-name="T9">RawMaterialButton(</text:span></text:p>
      <text:p text:style-name="P12">...</text:p>
      <text:p text:style-name="P12">but it feels a little bit strange... Wrapping something in a Widget to add some padding is not a problem to performace in Lists in Flutter?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Source Code Pro" svg:font-family="'Source Code Pro', Monospaced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09-20T15:45:12.639000000</meta:creation-date>
    <meta:editing-duration>PT3M20S</meta:editing-duration>
    <meta:generator>LibreOffice/6.1.0.3$Windows_X86_64 LibreOffice_project/efb621ed25068d70781dc026f7e9c5187a4decd1</meta:generator>
    <dc:date>2018-09-20T15:48:32.577000000</dc:date>
    <meta:document-statistic meta:table-count="0" meta:image-count="0" meta:object-count="0" meta:page-count="2" meta:paragraph-count="27" meta:word-count="149" meta:character-count="995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